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footnote_20_text">
      <style:text-properties fo:language="en" fo:country="CA"/>
    </style:style>
    <style:style style:name="P3" style:family="paragraph" style:parent-style-name="Heading_20_1" style:master-page-name="Standard">
      <style:paragraph-properties style:page-number="auto"/>
    </style:style>
    <style:style style:name="P4" style:family="paragraph" style:parent-style-name="Heading_20_3">
      <style:text-properties fo:language="en" fo:country="CA"/>
    </style:style>
    <style:style style:name="P5"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6" style:family="paragraph" style:parent-style-name="footnote_20_text" style:master-page-name="Converted1">
      <style:paragraph-properties style:page-number="auto"/>
    </style:style>
    <style:style style:name="P7" style:family="paragraph" style:parent-style-name="footnote_20_text" style:master-page-name="Converted2">
      <style:paragraph-properties style:page-number="auto"/>
      <style:text-properties fo:language="en" fo:country="CA"/>
    </style:style>
    <style:style style:name="P8" style:family="paragraph" style:parent-style-name="footnote_20_text" style:master-page-name="Converted3">
      <style:paragraph-properties style:page-number="auto"/>
    </style:style>
    <style:style style:name="P9" style:family="paragraph" style:parent-style-name="footnote_20_text" style:master-page-name="Converted4">
      <style:paragraph-properties style:page-number="auto"/>
    </style:style>
    <style:style style:name="P10" style:family="paragraph" style:parent-style-name="footnote_20_text" style:master-page-name="Converted5">
      <style:paragraph-properties style:page-number="auto"/>
      <style:text-properties fo:language="en" fo:country="CA"/>
    </style:style>
    <style:style style:name="P11" style:family="paragraph" style:parent-style-name="footnote_20_text" style:master-page-name="Converted6">
      <style:paragraph-properties style:page-number="auto"/>
      <style:text-properties fo:language="en" fo:country="CA"/>
    </style:style>
    <style:style style:name="P12" style:family="paragraph" style:parent-style-name="footnote_20_text" style:master-page-name="Converted7">
      <style:paragraph-properties style:page-number="auto"/>
    </style:style>
    <style:style style:name="P13" style:family="paragraph" style:parent-style-name="footnote_20_text" style:master-page-name="Converted8">
      <style:paragraph-properties style:page-number="auto"/>
    </style:style>
    <style:style style:name="P14" style:family="paragraph" style:parent-style-name="footnote_20_text" style:master-page-name="Converted9">
      <style:paragraph-properties style:page-number="auto"/>
    </style:style>
    <style:style style:name="P15" style:family="paragraph" style:parent-style-name="footnote_20_text" style:master-page-name="Converted10">
      <style:paragraph-properties style:page-number="auto"/>
    </style:style>
    <style:style style:name="P16" style:family="paragraph" style:parent-style-name="footnote_20_text" style:master-page-name="Converted11">
      <style:paragraph-properties style:page-number="auto"/>
    </style:style>
    <style:style style:name="P17" style:family="paragraph" style:parent-style-name="footnote_20_text" style:master-page-name="Converted12">
      <style:paragraph-properties style:page-number="auto"/>
    </style:style>
    <style:style style:name="P18" style:family="paragraph" style:parent-style-name="footnote_20_text" style:master-page-name="Converted13">
      <style:paragraph-properties style:page-number="auto"/>
    </style:style>
    <style:style style:name="P19" style:family="paragraph" style:parent-style-name="footnote_20_text" style:master-page-name="Converted14">
      <style:paragraph-properties style:page-number="auto"/>
    </style:style>
    <style:style style:name="P20" style:family="paragraph" style:parent-style-name="footnote_20_text" style:master-page-name="Converted15">
      <style:paragraph-properties style:page-number="auto"/>
    </style:style>
    <style:style style:name="P21" style:family="paragraph" style:parent-style-name="footnote_20_text" style:master-page-name="Converted16">
      <style:paragraph-properties style:page-number="auto"/>
    </style:style>
    <style:style style:name="P22" style:family="paragraph" style:parent-style-name="footnote_20_text" style:master-page-name="Converted17">
      <style:paragraph-properties style:page-number="auto"/>
    </style:style>
    <style:style style:name="P23" style:family="paragraph" style:parent-style-name="footnote_20_text" style:master-page-name="Converted18">
      <style:paragraph-properties style:page-number="auto"/>
    </style:style>
    <style:style style:name="P24" style:family="paragraph" style:parent-style-name="footnote_20_text" style:master-page-name="Converted19">
      <style:paragraph-properties style:page-number="auto"/>
    </style:style>
    <style:style style:name="P25" style:family="paragraph" style:parent-style-name="footnote_20_text" style:master-page-name="Converted20">
      <style:paragraph-properties style:page-number="auto"/>
    </style:style>
    <style:style style:name="P26" style:family="paragraph" style:parent-style-name="footnote_20_text" style:master-page-name="Converted21">
      <style:paragraph-properties style:page-number="auto"/>
    </style:style>
    <style:style style:name="P27" style:family="paragraph" style:parent-style-name="footnote_20_text" style:master-page-name="Converted22">
      <style:paragraph-properties style:page-number="auto"/>
    </style:style>
    <style:style style:name="P28" style:family="paragraph" style:parent-style-name="footnote_20_text" style:master-page-name="Converted23">
      <style:paragraph-properties style:page-number="auto"/>
    </style:style>
    <style:style style:name="P29" style:family="paragraph" style:parent-style-name="footnote_20_text" style:master-page-name="Converted24">
      <style:paragraph-properties style:page-number="auto"/>
    </style:style>
    <style:style style:name="P30" style:family="paragraph" style:parent-style-name="footnote_20_text" style:master-page-name="Converted25">
      <style:paragraph-properties style:page-number="auto"/>
    </style:style>
    <style:style style:name="P31" style:family="paragraph" style:parent-style-name="footnote_20_text" style:master-page-name="Converted26">
      <style:paragraph-properties style:page-number="auto"/>
    </style:style>
    <style:style style:name="P32" style:family="paragraph" style:parent-style-name="footnote_20_text" style:master-page-name="Converted27">
      <style:paragraph-properties style:page-number="auto"/>
    </style:style>
    <style:style style:name="P33" style:family="paragraph" style:parent-style-name="footnote_20_text" style:master-page-name="Converted28">
      <style:paragraph-properties style:page-number="auto"/>
    </style:style>
    <style:style style:name="P34" style:family="paragraph" style:parent-style-name="footnote_20_text" style:master-page-name="Converted29">
      <style:paragraph-properties style:page-number="auto"/>
    </style:style>
    <style:style style:name="P35" style:family="paragraph" style:parent-style-name="footnote_20_text" style:master-page-name="Converted30">
      <style:paragraph-properties style:page-number="auto"/>
    </style:style>
    <style:style style:name="P36" style:family="paragraph" style:parent-style-name="footnote_20_text" style:master-page-name="Converted31">
      <style:paragraph-properties style:page-number="auto"/>
    </style:style>
    <style:style style:name="P37" style:family="paragraph" style:parent-style-name="footnote_20_text" style:master-page-name="Converted32">
      <style:paragraph-properties style:page-number="auto"/>
    </style:style>
    <style:style style:name="T1" style:family="text">
      <style:text-properties fo:language="en" fo:country="CA"/>
    </style:style>
    <style:style style:name="T2" style:family="text">
      <style:text-properties fo:language="en" fo:country="CA"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style:text-position="super 58%"/>
    </style:style>
    <style:style style:name="T8" style:family="text">
      <style:text-properties style:font-style-complex="italic"/>
    </style:style>
    <style:style style:name="T9"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87472887317710518" text:style-name="Outline">
        <text:list-item>
          <text:h text:style-name="P3" text:outline-level="1">The Agency of Art in the Unconscious</text:h>
          <text:list>
            <text:list-item>
              <text:list>
                <text:list-item>
                  <text:h text:style-name="P5"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4">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4">big Other</text:span>, understood here as the agency of belief in art's social and cultural significance.<text:note text:id="ftn1" text:note-class="footnote"><text:note-citation>1</text:note-citation><text:note-body><text:p text:style-name="P6"><text:span text:style-name="T1">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3">e-flux </text:span>journal, ‘contemporary art <text:span text:style-name="T3">is </text:span>neoliberalism in its most purified form’.<text:note text:id="ftn2" text:note-class="footnote"><text:note-citation>2</text:note-citation><text:note-body><text:p text:style-name="P7">Julieta Aranda, Brian Kuan Wood and Anton Vidokle (eds) e-flux journal 21 (2010),</text:p><text:p text:style-name="P2">http://www.e-flux.com/journal/editorial-18/.</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8">See <text:span text:style-name="T1">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917152382" text:continue-numbering="true" text:style-name="Outline">
        <text:list-item>
          <text:list>
            <text:list-item>
              <text:h text:style-name="Heading_20_2" text:outline-level="2">Art for Imbeciles</text:h>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9">[…] </text:span>autonomous forms of productive, intellectual and creative community’.<text:note text:id="ftn4" text:note-class="footnote"><text:note-citation>4</text:note-citation><text:note-body><text:p text:style-name="P9"><text:span text:style-name="T1">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Sholette terms enterprise culture. Perhaps one of the most acerbic depictions of the art world as a rigged system of economic and social exploitation is Bruce Barber's 2008 drawing titled <text:span text:style-name="T3">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5">Fig. Bruce Barber, </text:span><text:span text:style-name="T6">Artworld Ponzi Scheme</text:span><text:span text:style-name="T5">,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10">David Graeber, ‘The Sadness of Post-Workerism’, or, ‘Art and Immaterial Labour’ Conference: A Sort of Review, 2008, </text:p><text:p text:style-name="P2">http://www.scribd.com/doc/38093582/The-Sadness-of-Post-Workerism-David-Graeber.</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Quote">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11">David Graeber, ‘The Sadness of Post-Workerism’, or, ‘Art and Immaterial Labour’ Conference: A Sort of Review, 2008, </text:p><text:p text:style-name="P2">http://www.scribd.com/doc/38093582/The-Sadness-of-Post-Workerism-David-Graeber</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3">Less Than Nothing</text:span>: the idiot, the moron, and the imbecile.<text:note text:id="ftn7" text:note-class="footnote"><text:note-citation>7</text:note-citation><text:note-body><text:p text:style-name="P12"><text:span text:style-name="T1">Slavoj Žižek, Less Than Nothing: Hegel and the Shadow of Dialectical Materialism, London: Verso, 2012</text:span>, pp. 1-2.</text:p></text:note-body></text:note> All three positions are premized on the Lacanian theory of the <text:span text:style-name="T4">big Other</text:span>, which stands for the heterogeneous social rules that together comprize what Lacan defines as the social symbolic. As an impersonal social agency, the <text:span text:style-name="T4">big Other </text:span>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3"><text:span text:style-name="T1">Slavoj Žižek, Less Than Nothing: Hegel and the Shadow of Dialectical Materialism, London: Verso, 2012</text:span>, p. 1.</text:p></text:note-body></text:note> The idiot imagines himself beyond the influence of the <text:span text:style-name="T4">big Other</text:span> and knows the rules (of art) all too well to be able to process them in a way beyond his hyper-intellectuality. As the first of two examples of idiots within contemporary art theory, both colleagues of mine, we have Sholette and his concept of ‘dark matter.’ According to Sholette, dark matter<text:span text:style-name="T3">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3">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4"><text:span text:style-name="T1">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3">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5"><text:span text:style-name="T1">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6"><text:span text:style-name="T1">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4">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7"><text:span text:style-name="T1">Brian Holmes, Unleashing the Collective Phantoms: Essays in Reverse Imagineering, Brooklyn: Autonomedia, 2008, p. </text:span>91.</text:p></text:note-body></text:note><text:span text:style-name="T7">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8">Slavoj Žižek, <text:span text:style-name="T8">Less Than Nothing: Hegel and the Shadow of Dialectical Materialism</text:span>,<text:span text:style-name="T8">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3">The One and the Many</text:span>, is intensely prescriptive.<text:note text:id="ftn14" text:note-class="footnote"><text:note-citation>14</text:note-citation><text:note-body><text:p text:style-name="P19">Grant Kester, <text:span text:style-name="T8">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Quote">We are witnessing today a certain disenchantment with the existing parameters of avant-garde art and an attempt to rearticulate the specificity of the aesthetic in relationship to both the viewer and to other cultural and political practices.<text:note text:id="ftn15" text:note-class="footnote"><text:note-citation>15</text:note-citation><text:note-body><text:p text:style-name="P20">Grant Kester, <text:span text:style-name="T8">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21">Grant Kester, <text:span text:style-name="T8">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2">Grant Kester, <text:span text:style-name="T8">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3">George Yúdice, <text:span text:style-name="T8">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4">George Yúdice, <text:span text:style-name="T8">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3">October </text:span>essay in which she criticized Bourriaud's relational aesthetics for its rhetoric of democracy and emancipation.<text:note text:id="ftn20" text:note-class="footnote"><text:note-citation>20</text:note-citation><text:note-body><text:p text:style-name="P25">Claire Bishop, Antagonism and Relational Aesthetics. <text:span text:style-name="T8">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6">Claire Bishop, Antagonism and Relational Aesthetics. <text:span text:style-name="T8">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7">Claire Bishop, Antagonism and Relational Aesthetics. <text:span text:style-name="T8">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3">Artificial Hells</text:span>, her latest treatment of participatory art, mostly expands the number of examples rather than improve the initial theory.<text:note text:id="ftn23" text:note-class="footnote"><text:note-citation>23</text:note-citation><text:note-body><text:p text:style-name="P28">Claire Bishop, <text:span text:style-name="T8">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3">per se</text:span> and art criticism as a means of institutional legitimation (perhaps to satisfy critics like Graeber). She very correctly recognizes that the new European cultural policies enacted under <text:span text:style-name="T3">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4">big Other</text:span>, but who does not rely on it. The imbecile is somewhere between the idiot and the moron, who recognizes the function of language but who distrusts it.<text:note text:id="ftn24" text:note-class="footnote"><text:note-citation>24</text:note-citation><text:note-body><text:p text:style-name="P29">Slavoj Žižek, <text:span text:style-name="T8">Less Than Nothing: Hegel and the Shadow of Dialectical Materialism</text:span>,<text:span text:style-name="T8"> </text:span>London: Verso, 2012, p. 2.</text:p></text:note-body></text:note> The <text:span text:style-name="T4">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4">big Other</text:span> of art and, as I argue further on, this inconsistency represents the ‘perverse core’ of aesthetics as such.</text:p>
      <text:list xml:id="list348517477" text:continue-numbering="true" text:style-name="Outline">
        <text:list-item>
          <text:list>
            <text:list-item>
              <text:list>
                <text:list-item>
                  <text:h text:style-name="Heading_20_3" text:outline-level="3">The Reality of th<text:bookmark text:name="_GoBack"/>e Fiction</text:h>
                </text:list-item>
              </text:list>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3">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3">Less Than Nothing </text:span>is largely due to the overlap with Lacan and Žižek's view that among the German idealists, Hegel alone is able to sustain the idea of the lack in the <text:span text:style-name="T4">big Other</text:span> and the dialectical reversal that occurs when an epistemological obstacle is transposed directly into the Thing itself – here the work of art.<text:note text:id="ftn25" text:note-class="footnote"><text:note-citation>25</text:note-citation><text:note-body><text:p text:style-name="P30">Slavoj Žižek, <text:span text:style-name="T8">Less Than Nothing: Hegel and the Shadow of Dialectical Materialism</text:span>,<text:span text:style-name="T8">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31">Slavoj Žižek, <text:span text:style-name="T8">Less Than Nothing: Hegel and the Shadow of Dialectical Materialism</text:span>,<text:span text:style-name="T8">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4">big Other</text:span>, the space of symbolic inscription and ideological suture. In contrast to Claire Bishop's quest to determine institutional criteria for judging participatory art, Žižek writes: </text:p>
      <text:p text:style-name="Quote">Schoenberg still hoped that somewhere there would be at least one listener who would truly understand his atonal music. It was only his greatest pupil, Anton Webern, who accepted the fact that there is no listener, no <text:span text:style-name="T4">big Other</text:span> to receive the work and properly recognize its value.<text:note text:id="ftn27" text:note-class="footnote"><text:note-citation>27</text:note-citation><text:note-body><text:p text:style-name="P32">Slavoj Žižek, <text:span text:style-name="T8">Less Than Nothing: Hegel and the Shadow of Dialectical Materialism</text:span>,<text:span text:style-name="T8">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3">Marc James Léger, Art and Art History After Globalization, <text:span text:style-name="T8">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4">Peter Bürger, <text:span text:style-name="T8">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3">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5">Marc James Léger, The Subject Supposed to Over-Identify: BAVO and the Fundamental Fantasy of a Cultural Avant Garde, in Léger (ed.) <text:span text:style-name="T8">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3">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6">Slavoj Žižek, <text:span text:style-name="T8">Less Than Nothing: Hegel and the Shadow of Dialectical Materialism</text:span>,<text:span text:style-name="T8">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4">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7">Slavoj Žižek, <text:span text:style-name="T8">Less Than Nothing: Hegel and the Shadow of Dialectical Materialism</text:span>,<text:span text:style-name="T8"> </text:span>London: Verso, 2012, pp. 106-11.</text:p></text:note-body></text:note> The inscrutability of the aesthetic <text:span text:style-name="T4">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1751381939" text:continue-numbering="true" text:style-name="Outline">
        <text:list-item>
          <text:list>
            <text:list-item>
              <text:list>
                <text:list-item>
                  <text:h text:style-name="P4" text:outline-level="3">Reference List</text:h>
                </text:list-item>
              </text:list>
            </text:list-item>
          </text:list>
        </text:list-item>
      </text:list>
      <text:p text:style-name="Standard"><text:span text:style-name="T1">Aranda, Julieta, Brian Kuan Wood and Anton Vidokle (eds). </text:span><text:span text:style-name="T2">e-flux journal 21</text:span><text:span text:style-name="T1"> (2010),</text:span></text:p>
      <text:p text:style-name="P1">http://www.e-flux.com/journal/editorial-18/.</text:p>
      <text:p text:style-name="Standard"><text:span text:style-name="T1">Bishop, Claire. Antagonism and Relational Aesthetics. </text:span><text:span text:style-name="T2">October 110</text:span><text:span text:style-name="T1"> (2004): 51-79.</text:span></text:p>
      <text:p text:style-name="Standard"><text:span text:style-name="T1">Bishop, Claire. </text:span><text:span text:style-name="T2">Artificial Hells: Participatory Art and the Politics of Spectatorship</text:span><text:span text:style-name="T1">, London: Verso, 2012.</text:span></text:p>
      <text:p text:style-name="Standard"><text:span text:style-name="T1">Bürger, Peter. </text:span><text:span text:style-name="T2">Theory of the Avant-Garde</text:span><text:span text:style-name="T1">, trans. Michael Shaw, Minneapolis: University of Minnesota Press, 1984.</text:span></text:p>
      <text:p text:style-name="P1">Graeber, David. ‘The Sadness of Post-Workerism’, or, ‘Art and Immaterial Labour’ Conference: A Sort of Review, 2008, </text:p>
      <text:p text:style-name="P1">http://www.scribd.com/doc/38093582/The-Sadness-of-Post-Workerism-David-Graeber.</text:p>
      <text:p text:style-name="Standard"><text:span text:style-name="T1">Holmes, Brian. </text:span><text:span text:style-name="T2">Unleashing the Collective Phantoms: Essays in Reverse Imagineering</text:span><text:span text:style-name="T1">, Brooklyn: Autonomedia, 2008.</text:span></text:p>
      <text:p text:style-name="Standard"><text:span text:style-name="T1">Kester, Grant. </text:span><text:span text:style-name="T2">The One and the Many: Contemporary Collaborative Art in a Global Context</text:span><text:span text:style-name="T1">, Durham: Duke University Press, 2011.</text:span></text:p>
      <text:p text:style-name="Standard"><text:span text:style-name="T1">Léger, Marc James. Art and Art History After Globalization, </text:span><text:span text:style-name="T2">Third Text 26(5)</text:span><text:span text:style-name="T1"> (2012): 515-527.</text:span></text:p>
      <text:p text:style-name="Standard"><text:span text:style-name="T1">Léger, Marc James. The Subject Supposed to Over-Identify: BAVO and the Fundamental Fantasy of a Cultural Avant Garde, in Léger (ed.) </text:span><text:span text:style-name="T2">Brave New Avant Garde: Essays on Contemporary Art and Politics</text:span><text:span text:style-name="T1">, Winchester, UK: Zero Books, 2012.</text:span></text:p>
      <text:p text:style-name="Standard"><text:span text:style-name="T1">Raunig, Gerald, Gene Ray and Ulf Wuggenig (eds). </text:span><text:span text:style-name="T2">Critique of Creativity: Precarity, Subjectivity and Resistance in the ‘Creative Industries’</text:span><text:span text:style-name="T1">, London: MayFly Books, 2011.</text:span></text:p>
      <text:p text:style-name="Standard"><text:span text:style-name="T1">Roberts, John. Art, ‘Enclave Theory’ and the Communist Imaginary. </text:span><text:span text:style-name="T2">Third Text 23(4)</text:span><text:span text:style-name="T1"> (2009): 353-367.</text:span></text:p>
      <text:p text:style-name="Standard"><text:soft-page-break/><text:span text:style-name="T1">Sholette, Gregory. </text:span><text:span text:style-name="T2">Dark Matter: Art and Politics in the Age of Enterprise Culture</text:span><text:span text:style-name="T1">, London: Pluto, 2011.</text:span></text:p>
      <text:p text:style-name="Standard"><text:span text:style-name="T1">Yúdice, George. </text:span><text:span text:style-name="T2">The Expediency of Culture: Uses of Culture in the Global Era</text:span><text:span text:style-name="T1">, Durham: Duke University Press, 2003.</text:span></text:p>
      <text:p text:style-name="Standard"><text:span text:style-name="T1">Žižek, Slavoj. </text:span><text:span text:style-name="T2">The Fragile Absolute, or, Why Is the Christian Legacy Worth Fighting For?, </text:span><text:span text:style-name="T1">London: Verso, 2000.</text:span></text:p>
      <text:p text:style-name="Standard"><text:span text:style-name="T1">Žižek, Slavoj. </text:span><text:span text:style-name="T2">Less Than Nothing: Hegel and the Shadow of Dialectical Materialism</text:span><text:span text:style-name="T1">,</text:span><text:span text:style-name="T2"> </text:span><text:span text:style-name="T1">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Arial Unicode M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class="text">
      <style:paragraph-properties fo:margin-left="1.27cm" fo:margin-right="0cm"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22</meta:editing-cycles>
    <meta:creation-date>2015-09-21T20:37:00</meta:creation-date>
    <dc:date>2015-10-28T14:45:34</dc:date>
    <meta:editing-duration>PT2H33M17S</meta:editing-duration>
    <meta:generator>OpenOffice/4.1.1$Unix OpenOffice.org_project/411m6$Build-9775</meta:generator>
    <meta:document-statistic meta:table-count="0" meta:image-count="0" meta:object-count="0" meta:page-count="12" meta:paragraph-count="80" meta:word-count="5309" meta:character-count="334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